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list-style-name="L1">
      <style:paragraph-properties fo:margin-top="0cm" fo:margin-bottom="0.499cm" loext:contextual-spacing="false"/>
    </style:style>
    <style:style style:name="P3" style:family="paragraph" style:parent-style-name="Preformatted_20_Text" style:list-style-name="L2">
      <style:paragraph-properties fo:margin-top="0cm" fo:margin-bottom="0.499cm" loext:contextual-spacing="false"/>
    </style:style>
    <style:style style:name="P4" style:family="paragraph" style:parent-style-name="Preformatted_20_Text" style:list-style-name="L3">
      <style:paragraph-properties fo:margin-top="0cm" fo:margin-bottom="0.499cm"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fr1"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stall PHP 7 on CentOS 7</text:h>
      <text:p text:style-name="Text_20_body">CentOS 7 ships with PHP version 5.4 which has been officially EOL for quite some time and is no longer supported.</text:p>
      <text:p text:style-name="Text_20_body">By using PHP 7 your applications will load faster and consume less system resources.<text:bookmark text:name="ezoic-pub-ad-placeholder-158"/><text:bookmark text:name="div-gpt-ad-linuxize_com-box-3-0"/></text:p>
      <text:p text:style-name="Text_20_body">In this tutorial, we will explain how to install or upgrade to PHP 7.0. 7.1, 7.2 and 7.3 on a CentOS 7 system. We’ll also show you how to integrate PHP with Nginx and Apache.<text:bookmark text:name="ezoic-pub-ad-placeholder-138"/></text:p>
      <text:p text:style-name="Text_20_body">Also prior to installing a specific PHP 7.x version make sure that it is supported by your application.</text:p>
      <text:h text:style-name="Heading_20_2" text:outline-level="2"><text:bookmark text:name="prerequisites"/>Prerequisites </text:h>
      <text:p text:style-name="Text_20_body">Before starting with this tutorial, make sure you are logged into your server with a user account with sudo privileges or with the root user. It is best practice to run administrative commands as sudo user instead of root. If you don’t have sudo user on your system you can create one by following <text:a xlink:type="simple" xlink:href="https://linuxize.com/post/create-a-sudo-user-on-centos/" text:style-name="Internet_20_link" text:visited-style-name="Visited_20_Internet_20_Link">these instructions</text:a> .<text:bookmark text:name="ezoic-pub-ad-placeholder-139"/></text:p>
      <text:h text:style-name="Heading_20_2" text:outline-level="2"><text:bookmark text:name="enabling-remi-repository"/>Enabling Remi repository </text:h>
      <text:p text:style-name="Text_20_body">PHP 7.x packages are available in several different repositories. We’ll use the <text:a xlink:type="simple" xlink:href="https://rpms.remirepo.net/" office:target-frame-name="_blank" xlink:show="new" text:style-name="Internet_20_link" text:visited-style-name="Visited_20_Internet_20_Link">Remi repository</text:a> which provides newer versions of various software packages including PHP.<text:bookmark text:name="ezoic-pub-ad-placeholder-156"/><text:bookmark text:name="div-gpt-ad-linuxize_com-medrectangle-3-0"/><text:bookmark text:name="div-gpt-ad-linuxize_com-medrectangle-3-0-asloaded"/></text:p>
      <text:p text:style-name="Text_20_body"><text:bookmark text:name="ezoic-pub-ad-placeholder-159"/>The Remi repository depends on the <text:a xlink:type="simple" xlink:href="https://linuxize.com/post/how-to-enable-epel-repository-on-centos/" text:style-name="Internet_20_link" text:visited-style-name="Visited_20_Internet_20_Link">EPEL repository</text:a> . Run the following commands to enable both EPEL and Remi repositories:<text:bookmark text:name="ezoic-pub-ad-placeholder-140"/></text:p>
      <text:p text:style-name="P1"><text:span text:style-name="Source_20_Text">sudo yum install epel-release yum-utilssudo yum install http://rpms.remirepo.net/enterprise/remi-release-7.rpm</text:span></text:p>
      <text:p text:style-name="Text_20_body">Yum may prompt you to import the repository GPG key. Type <text:span text:style-name="Source_20_Text">y</text:span> and hit <text:span text:style-name="Source_20_Text">Enter</text:span>.</text:p>
      <text:p text:style-name="Text_20_body">In the following sections, we will be covering how to install PHP 7.x by enabling the appropriate Remi repository. If you already have PHP 5.4 installed on your system <text:span text:style-name="Source_20_Text">yum</text:span> will update the PHP packages.</text:p>
      <text:h text:style-name="Heading_20_2" text:outline-level="2"><text:bookmark text:name="installing-php-73-on-centos-7"/>Installing PHP 7.3 on CentOS 7 </text:h>
      <text:p text:style-name="Text_20_body">PHP 7.3 is the latest stable release of PHP. Most modern PHP frameworks and applications including <text:a xlink:type="simple" xlink:href="https://linuxize.com/post/how-to-install-wordpress-with-nginx-on-centos-7/" text:style-name="Internet_20_link" text:visited-style-name="Visited_20_Internet_20_Link">WordPress</text:a> , Drupal, Joomla, and Laravel are fully supporting PHP 7.3.</text:p>
      <text:p text:style-name="Text_20_body">Perform the steps below to install PHP 7.3 on CentOS 7.</text:p>
      <text:list xml:id="list1650423120" text:style-name="L1">
        <text:list-item>
          <text:p text:style-name="P5">Start by enabling the PHP 7.3 Remi repository:</text:p>
          <text:p text:style-name="P2"><text:span text:style-name="Source_20_Text">sudo yum-config-manager --enable remi-php73</text:span></text:p>
        </text:list-item>
      </text:list>
      <text:p text:style-name="Text_20_body">Install PHP 7.3 and some of the most common PHP modules:</text:p>
      <text:p text:style-name="P1"><text:span text:style-name="Source_20_Text">sudo yum install php php-common php-opcache php-mcrypt php-cli php-gd php-curl php-mysqlnd</text:span></text:p>
      <text:p text:style-name="Text_20_body">Verify the PHP installation, by typing the following command which will print the <text:a xlink:type="simple" xlink:href="https://linuxize.com/post/how-to-check-php-version/" text:style-name="Internet_20_link" text:visited-style-name="Visited_20_Internet_20_Link">PHP version</text:a> :</text:p>
      <text:p text:style-name="P1"><text:soft-page-break/><text:span text:style-name="Source_20_Text">php -v</text:span></text:p>
      <text:p text:style-name="Preformatted_20_Text"><text:span text:style-name="Source_20_Text">PHP 7.3.1 (cli) (built: Jan <text:s/>8 2019 13:55:51) ( NTS )</text:span></text:p>
      <text:p text:style-name="Preformatted_20_Text"><text:span text:style-name="Source_20_Text">Copyright (c) 1997-2018 The PHP Group</text:span></text:p>
      <text:p text:style-name="Preformatted_20_Text"><text:span text:style-name="Source_20_Text">Zend Engine v3.3.1, Copyright (c) 1998-2018 Zend Technologies</text:span></text:p>
      <text:p text:style-name="P1"><text:span text:style-name="Source_20_Text"><text:s text:c="4"/>with Zend OPcache v7.3.1, Copyright (c) 1999-2018, by Zend Technologies</text:span></text:p>
      <text:h text:style-name="Heading_20_2" text:outline-level="2"><text:bookmark text:name="installing-php-72-on-centos-7"/>Installing PHP 7.2 on CentOS 7 </text:h>
      <text:p text:style-name="Text_20_body">Use PHP 7.2 only if you’re going to install applications such as <text:a xlink:type="simple" xlink:href="https://linuxize.com/post/install-magento-2-on-centos-7/" office:target-frame-name="_blank" xlink:show="new" text:style-name="Internet_20_link" text:visited-style-name="Visited_20_Internet_20_Link">Magento 2</text:a> that is not compatible with PHP 7.2.<text:bookmark text:name="ezoic-pub-ad-placeholder-142"/></text:p>
      <text:p text:style-name="Text_20_body">The following steps describe how to install PHP 7.2 CentOS 7.<text:bookmark text:name="ezoic-pub-ad-placeholder-160"/><text:bookmark text:name="div-gpt-ad-linuxize_com-medrectangle-4-0"/></text:p>
      <text:list xml:id="list4122495676" text:style-name="L2">
        <text:list-item>
          <text:p text:style-name="P6"><draw:frame draw:style-name="fr1" draw:name="Objeto2" text:anchor-type="char" svg:width="1.247cm" svg:height="1.247cm" draw:z-index="0"><draw:floating-frame/></draw:frame>First enable the PHP 7.2 Remi repository by running the following command:</text:p>
          <text:p text:style-name="P3"><text:span text:style-name="Source_20_Text">sudo yum-config-manager --enable remi-php72</text:span></text:p>
        </text:list-item>
      </text:list>
      <text:p text:style-name="Text_20_body">Once the repository is enabled install PHP 7.2 and few most common PHP modules:</text:p>
      <text:p text:style-name="P1"><text:span text:style-name="Source_20_Text">sudo yum install php php-common php-opcache php-mcrypt php-cli php-gd php-curl php-mysqlnd</text:span></text:p>
      <text:p text:style-name="Text_20_body">Verify the PHP installation:</text:p>
      <text:p text:style-name="P1"><text:span text:style-name="Source_20_Text">php -v</text:span></text:p>
      <text:p text:style-name="Preformatted_20_Text"><text:span text:style-name="Source_20_Text">PHP 7.2.9 (cli) (built: Aug 15 2018 09:19:33) ( NTS )</text:span></text:p>
      <text:p text:style-name="Preformatted_20_Text"><text:span text:style-name="Source_20_Text">Copyright (c) 1997-2018 The PHP Group</text:span></text:p>
      <text:p text:style-name="Preformatted_20_Text"><text:span text:style-name="Source_20_Text">Zend Engine v3.2.0, Copyright (c) 1998-2018 Zend Technologies</text:span></text:p>
      <text:p text:style-name="P1"><text:span text:style-name="Source_20_Text"><text:s text:c="4"/>with Zend OPcache v7.2.9, Copyright (c) 1999-2018, by Zend Technologies</text:span></text:p>
      <text:h text:style-name="Heading_20_2" text:outline-level="2"><text:bookmark text:name="installing-php-71-on-centos-7"/>Installing PHP 7.1 on CentOS 7 </text:h>
      <text:p text:style-name="Text_20_body">Follow the steps below to install PHP 7.1.</text:p>
      <text:list xml:id="list600222197" text:style-name="L3">
        <text:list-item>
          <text:p text:style-name="P7">Enable the PHP 7.1 repository by typing:</text:p>
          <text:p text:style-name="P4"><text:span text:style-name="Source_20_Text">sudo yum-config-manager --enable remi-php71</text:span></text:p>
        </text:list-item>
      </text:list>
      <text:p text:style-name="Text_20_body">Install PHP 7.1 and few most common PHP modules:</text:p>
      <text:p text:style-name="P1"><text:span text:style-name="Source_20_Text">sudo yum install php php-common php-opcache php-mcrypt php-cli php-gd php-curl php-mysql</text:span></text:p>
      <text:p text:style-name="Text_20_body">To verify the installation, run the following command which will print the PHP version:</text:p>
      <text:p text:style-name="P1"><text:span text:style-name="Source_20_Text">php -v</text:span></text:p>
      <text:p text:style-name="Preformatted_20_Text"><text:span text:style-name="Source_20_Text">PHP 7.1.21 (cli) (built: Aug 15 2018 17:56:55) ( NTS )</text:span></text:p>
      <text:p text:style-name="Preformatted_20_Text"><text:span text:style-name="Source_20_Text">Copyright (c) 1997-2018 The PHP Group</text:span></text:p>
      <text:p text:style-name="Preformatted_20_Text"><text:span text:style-name="Source_20_Text">Zend Engine v3.1.0, Copyright (c) 1998-2018 Zend Technologies</text:span></text:p>
      <text:p text:style-name="P1"><text:span text:style-name="Source_20_Text"><text:s text:c="4"/>with Zend OPcache v7.1.21, Copyright (c) 1999-2018, by Zend Technologies</text:span></text:p>
      <text:h text:style-name="Heading_20_2" text:outline-level="2"><text:bookmark text:name="configuring-php-7x-to-work-with-apache"/><text:soft-page-break/>Configuring PHP 7.x to work with Apache </text:h>
      <text:p text:style-name="Text_20_body">If you are using <text:a xlink:type="simple" xlink:href="https://linuxize.com/post/how-to-install-apache-on-centos-7/" text:style-name="Internet_20_link" text:visited-style-name="Visited_20_Internet_20_Link">Apache</text:a> as your web server then just restart the Apache service using the following command and you are good to go:</text:p>
      <text:p text:style-name="P1"><text:span text:style-name="Source_20_Text">sudo systemctl restart httpd</text:span></text:p>
      <text:h text:style-name="Heading_20_2" text:outline-level="2"><text:bookmark text:name="configuring-php-7x-to-work-with-nginx"/>Configuring PHP 7.x to work with Nginx </text:h>
      <text:p text:style-name="Text_20_body">Unlike Apache, Nginx doesn’t have built-in support for processing PHP files so we need to install a separate application such as PHP FPM which will handle the PHP files.<text:bookmark text:name="ezoic-pub-ad-placeholder-143"/><text:bookmark text:name="div-gpt-ad-linuxize_com-box-4-0"/><text:bookmark text:name="div-gpt-ad-linuxize_com-box-4-0-asloaded"/></text:p>
      <text:p text:style-name="Text_20_body"><text:bookmark text:name="ezoic-pub-ad-placeholder-161"/><text:bookmark text:name="div-gpt-ad-linuxize_com-banner-1-0"/>To install the PHP FPM package run the following command:</text:p>
      <text:p text:style-name="P1"><text:span text:style-name="Source_20_Text">sudo yum install php-fpm</text:span></text:p>
      <text:p text:style-name="Text_20_body">By default PHP FPM will run as user <text:span text:style-name="Source_20_Text">apache</text:span> on port 9000. We’ll change the user to <text:span text:style-name="Source_20_Text">nginx</text:span> and switch from TCP socket to Unix socket. To do so edit the lines highlighted in yellow:</text:p>
      <text:p text:style-name="Text_20_body">/etc/php-fpm.d/www.conf</text:p>
      <text:p text:style-name="Preformatted_20_Text"><text:span text:style-name="Source_20_Text">...</text:span></text:p>
      <text:p text:style-name="Preformatted_20_Text"><text:span text:style-name="Source_20_Text">user = nginx</text:span></text:p>
      <text:p text:style-name="Preformatted_20_Text"><text:span text:style-name="Source_20_Text">...</text:span></text:p>
      <text:p text:style-name="Preformatted_20_Text"><text:span text:style-name="Source_20_Text">group = nginx</text:span></text:p>
      <text:p text:style-name="Preformatted_20_Text"><text:span text:style-name="Source_20_Text">...</text:span></text:p>
      <text:p text:style-name="Preformatted_20_Text"><text:span text:style-name="Source_20_Text">listen = /run/php-fpm/www.sock</text:span></text:p>
      <text:p text:style-name="Preformatted_20_Text"><text:span text:style-name="Source_20_Text">...</text:span></text:p>
      <text:p text:style-name="Preformatted_20_Text"><text:span text:style-name="Source_20_Text">listen.owner = nginx</text:span></text:p>
      <text:p text:style-name="P1"><text:span text:style-name="Source_20_Text">listen.group = nginx</text:span></text:p>
      <text:p text:style-name="Text_20_body">Make sure the <text:span text:style-name="Source_20_Text">/var/lib/php</text:span> directory has the correct <text:a xlink:type="simple" xlink:href="https://linuxize.com/post/linux-chown-command/" text:style-name="Internet_20_link" text:visited-style-name="Visited_20_Internet_20_Link">ownership</text:a> :<text:bookmark text:name="ezoic-pub-ad-placeholder-144"/></text:p>
      <text:section text:style-name="Sect1" text:name="linuxize_com-link-v-med-1">
        <text:p text:style-name="Text_20_body"/>
      </text:section>
      <text:p text:style-name="P1"><text:span text:style-name="Source_20_Text">chown -R root:nginx /var/lib/php</text:span></text:p>
      <text:p text:style-name="Text_20_body">Once you made the changes, enable and start the PHP FPM service:</text:p>
      <text:p text:style-name="P1"><text:span text:style-name="Source_20_Text">sudo systemctl enable php-fpmsudo systemctl start php-fpm</text:span></text:p>
      <text:p text:style-name="Text_20_body">Next, edit the Nginx virtual host directive and add the following location block so that Nginx can process PHP files:<text:bookmark text:name="ezoic-pub-ad-placeholder-157"/><text:bookmark text:name="div-gpt-ad-linuxize_com-large-mobile-banner-1-0"/></text:p>
      <text:p text:style-name="Preformatted_20_Text"><text:span text:style-name="Source_20_Text">server {</text:span></text:p>
      <text:p text:style-name="Preformatted_20_Text"/>
      <text:p text:style-name="Preformatted_20_Text"><text:span text:style-name="Source_20_Text"><text:s text:c="4"/># . . . other code</text:span></text:p>
      <text:p text:style-name="Preformatted_20_Text"/>
      <text:p text:style-name="Preformatted_20_Text"><text:span text:style-name="Source_20_Text"><text:s text:c="4"/>location ~ \.php$ {</text:span></text:p>
      <text:p text:style-name="Preformatted_20_Text"><text:span text:style-name="Source_20_Text"><text:s text:c="8"/>try_files $uri =404;</text:span></text:p>
      <text:p text:style-name="Preformatted_20_Text"><text:span text:style-name="Source_20_Text"><text:s text:c="8"/>fastcgi_pass unix:/run/php-fpm/www.sock;</text:span></text:p>
      <text:p text:style-name="Preformatted_20_Text"><text:span text:style-name="Source_20_Text"><text:s text:c="8"/>fastcgi_index index.php;</text:span></text:p>
      <text:p text:style-name="Preformatted_20_Text"><text:span text:style-name="Source_20_Text"><text:s text:c="8"/>fastcgi_param SCRIPT_FILENAME $document_root$fastcgi_script_name;</text:span></text:p>
      <text:p text:style-name="Preformatted_20_Text"><text:span text:style-name="Source_20_Text"><text:s text:c="8"/>include fastcgi_params;</text:span></text:p>
      <text:p text:style-name="Preformatted_20_Text"><text:span text:style-name="Source_20_Text"><text:s text:c="4"/>}</text:span></text:p>
      <text:p text:style-name="P1"><text:span text:style-name="Source_20_Text">}</text:span></text:p>
      <text:p text:style-name="Text_20_body">For the new configuration to take effect, <text:a xlink:type="simple" xlink:href="https://linuxize.com/post/start-stop-restart-nginx/" text:style-name="Internet_20_link" text:visited-style-name="Visited_20_Internet_20_Link">restart the Nginx service</text:a> :<text:bookmark text:name="ezoic-pub-ad-placeholder-145"/></text:p>
      <text:p text:style-name="P1"><text:soft-page-break/><text:span text:style-name="Source_20_Text">sudo systemctl restart nginx</text:span></text:p>
      <text:h text:style-name="Heading_20_2" text:outline-level="2"><text:bookmark text:name="conclusion"/>Conclusion </text:h>
      <text:p text:style-name="Text_20_body">You have learned how to install PHP 7 on your CentOS server and how to configure your web server to be able to handle PHP files.</text:p>
      <text:p text:style-name="Text_20_body">If you have any questions or feedback, do not hesitate to leave a comment.</text:p>
      <text:p text:style-name="Standard"><text:a xlink:type="simple" xlink:href="https://linuxize.com/post/install-php-7-on-centos-7/" text:style-name="Internet_20_link" text:visited-style-name="Visited_20_Internet_20_Link">https://linuxize.com/post/install-php-7-on-centos-7/</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14:56:32.504976120</meta:creation-date>
    <dc:date>2022-04-06T14:57:46.026975072</dc:date>
    <meta:editing-duration>PT1M14S</meta:editing-duration>
    <meta:editing-cycles>1</meta:editing-cycles>
    <meta:generator>LibreOffice/6.4.7.2$Linux_X86_64 LibreOffice_project/40$Build-2</meta:generator>
    <meta:document-statistic meta:table-count="0" meta:image-count="0" meta:object-count="1" meta:page-count="4" meta:paragraph-count="90" meta:word-count="888" meta:character-count="5478" meta:non-whitespace-character-count="4613"/>
  </office:meta>
</office:document-meta>
</file>